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15cm" fo:min-width="5.9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5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3.25cm" fo:min-width="7.5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4.05cm" fo:min-width="6.8cm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3.05cm" fo:min-width="5.4cm" draw:shadow="hidden"/>
    </style:style>
    <style:style style:name="gr8" style:family="graphic" style:parent-style-name="standard">
      <style:graphic-properties draw:fill-color="#ffffd7" draw:textarea-horizontal-align="justify" draw:textarea-vertical-align="middle" draw:auto-grow-height="false" fo:min-height="0.55cm" fo:min-width="6.5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1.45cm" fo:min-width="5.7cm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75cm" fo:min-width="7.1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9.75cm" fo:min-width="12.5cm"/>
    </style:style>
    <style:style style:name="gr12" style:family="graphic" style:parent-style-name="standard">
      <style:graphic-properties draw:textarea-horizontal-align="justify" draw:textarea-vertical-align="middle" draw:auto-grow-height="false" fo:min-height="0.584cm" fo:min-width="2.377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0.676cm" fo:min-width="3.02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0.584cm" fo:min-width="3.482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0.77cm" fo:min-width="2.372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584cm" fo:min-width="1.908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0.306cm" fo:min-width="2.186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0.214cm" fo:min-width="0.982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0.584cm" fo:min-width="3.852cm" fo:wrap-option="no-wrap"/>
    </style:style>
    <style:style style:name="P1" style:family="paragraph">
      <style:paragraph-properties fo:text-align="start"/>
    </style:style>
    <style:style style:name="P2" style:family="paragraph">
      <loext:graphic-properties draw:fill-color="#ffffd7"/>
      <style:paragraph-properties fo:text-align="start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7.5pt" style:font-size-asian="7.5pt" style:font-size-complex="7.5pt"/>
    </style:style>
    <style:style style:name="P5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9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10" style:family="paragraph">
      <style:paragraph-properties fo:text-align="center"/>
      <style:text-properties fo:font-size="5.5pt" style:font-size-asian="5.5pt" style:font-size-complex="5.5pt"/>
    </style:style>
    <style:style style:name="P11" style:family="paragraph">
      <style:paragraph-properties fo:text-align="start"/>
      <style:text-properties fo:font-size="5.5pt" style:font-size-asian="5.5pt" style:font-size-complex="5.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5.5pt" style:font-size-asian="5.5pt" style:font-size-complex="5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fo:font-weight="normal" style:letter-kerning="true" style:font-name-asian="AR PL UKai HK" style:font-size-asian="5.5pt" style:font-style-asian="italic" style:font-weight-asian="normal" style:font-name-complex="AR PL UKai HK" style:font-size-complex="5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style:letter-kerning="true" style:font-name-asian="AR PL UKai HK" style:font-size-asian="5.5pt" style:font-style-asian="italic" style:font-name-complex="AR PL UKai HK" style:font-size-complex="5.5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6.4cm" svg:height="1.4cm" svg:x="6.1cm" svg:y="5.5cm">
          <text:p text:style-name="P1"><text:span text:style-name="T1">func (c *Client) Set(item *Item) error {</text:span></text:p>
          <text:p text:style-name="P1"><text:span text:style-name="T2"><text:s text:c="5"/></text:span><text:span text:style-name="T2">return c.onItem(item, (*Client).set)</text:span></text:p>
          <text:p text:style-name="P1"><text:span text:style-name="T1">}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1.4cm" svg:x="6.1cm" svg:y="3.2cm">
          <text:p text:style-name="P3">Set方法入口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2cm" svg:y1="4.6cm" svg:x2="9.2cm" svg:y2="5.5cm">
          <text:p/>
        </draw:line>
        <draw:custom-shape draw:style-name="gr4" draw:text-style-name="P5" draw:layer="layout" svg:width="8cm" svg:height="3.5cm" svg:x="5.2cm" svg:y="7.9cm">
          <text:p text:style-name="P1"><text:span text:style-name="T3">func (c *Client) onItem(item *Item, fn func(*Client, *bufio.ReadWriter, *Item) error) </text:span><text:span text:style-name="T3">error {</text:span></text:p>
          <text:p text:style-name="P1"><text:span text:style-name="T3"><text:s text:c="8"/></text:span><text:span text:style-name="T3">addr, err := c.selector.PickServer(item.Key)</text:span></text:p>
          <text:p text:style-name="P1"><text:span text:style-name="T3"><text:s text:c="8"/></text:span><text:span text:style-name="T3">if err != nil {</text:span></text:p>
          <text:p text:style-name="P1"><text:span text:style-name="T4"><text:s text:c="8"/></text:span><text:span text:style-name="T3"><text:s text:c="8"/></text:span><text:span text:style-name="T3">return err</text:span></text:p>
          <text:p text:style-name="P1"><text:span text:style-name="T3"><text:s text:c="8"/></text:span><text:span text:style-name="T3">}</text:span></text:p>
          <text:p text:style-name="P1"><text:span text:style-name="T4"><text:s text:c="8"/></text:span><text:span text:style-name="T3">cn, err := c.getConn(addr)</text:span></text:p>
          <text:p text:style-name="P1"><text:span text:style-name="T3"><text:s text:c="8"/></text:span><text:span text:style-name="T3">if err != nil {</text:span></text:p>
          <text:p text:style-name="P1"><text:span text:style-name="T4"><text:s text:c="8"/></text:span><text:span text:style-name="T3"><text:s text:c="8"/></text:span><text:span text:style-name="T3">return err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defer cn.condRelease(&amp;err)</text:span></text:p>
          <text:p text:style-name="P1"><text:span text:style-name="T3"><text:s text:c="8"/></text:span><text:span text:style-name="T3">if err = fn(c, cn.rw, item); err != nil {</text:span></text:p>
          <text:p text:style-name="P1"><text:span text:style-name="T4"><text:s text:c="16"/></text:span><text:span text:style-name="T3">return err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return nil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9.2cm" svg:y1="6.9cm" svg:x2="9.2cm" svg:y2="7.9cm">
          <text:p/>
        </draw:line>
        <draw:custom-shape draw:style-name="gr5" draw:text-style-name="P5" draw:layer="layout" svg:width="6cm" svg:height="4.8cm" svg:x="16cm" svg:y="10.2cm">
          <text:p text:style-name="P1"><text:span text:style-name="T3">func </text:span><text:span text:style-name="T3">(ss </text:span><text:span text:style-name="T3">*Ser</text:span><text:span text:style-name="T3">verL</text:span><text:span text:style-name="T3">ist) </text:span><text:span text:style-name="T3">Pick</text:span><text:span text:style-name="T3">Serv</text:span><text:span text:style-name="T3">er(k</text:span><text:span text:style-name="T3">ey </text:span><text:span text:style-name="T3">strin</text:span><text:span text:style-name="T3">g) </text:span><text:span text:style-name="T3">(net.</text:span><text:span text:style-name="T3">Addr</text:span><text:span text:style-name="T3">, </text:span><text:span text:style-name="T3">error</text:span><text:span text:style-name="T3">) {</text:span></text:p>
          <text:p text:style-name="P1"><text:span text:style-name="T3"><text:s text:c="8"/></text:span><text:span text:style-name="T3">ss.</text:span><text:span text:style-name="T3">mu.</text:span><text:span text:style-name="T3">RLo</text:span><text:span text:style-name="T3">ck()</text:span></text:p>
          <text:p text:style-name="P1"><text:span text:style-name="T3"><text:s text:c="8"/></text:span><text:span text:style-name="T3">defe</text:span><text:span text:style-name="T3">r </text:span><text:span text:style-name="T3">ss.</text:span><text:span text:style-name="T3">mu.</text:span><text:span text:style-name="T3">RUn</text:span><text:span text:style-name="T3">lock</text:span><text:span text:style-name="T3">()</text:span></text:p>
          <text:p text:style-name="P1"><text:span text:style-name="T3"><text:s text:c="8"/></text:span><text:span text:style-name="T3">if </text:span><text:span text:style-name="T3">len(</text:span><text:span text:style-name="T3">ss.a</text:span><text:span text:style-name="T3">ddrs</text:span><text:span text:style-name="T3">) == </text:span><text:span text:style-name="T3">0 {</text:span></text:p>
          <text:p text:style-name="P1"><text:span text:style-name="T4"><text:s text:c="8"/></text:span><text:span text:style-name="T3"><text:s text:c="8"/></text:span><text:span text:style-name="T3">retur</text:span><text:span text:style-name="T3">n </text:span><text:span text:style-name="T3">nil, </text:span><text:span text:style-name="T3">ErrN</text:span><text:span text:style-name="T3">oSer</text:span><text:span text:style-name="T3">vers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if </text:span><text:span text:style-name="T3">len(</text:span><text:span text:style-name="T3">ss.a</text:span><text:span text:style-name="T3">ddrs</text:span><text:span text:style-name="T3">) == </text:span><text:span text:style-name="T3">1 {</text:span></text:p>
          <text:p text:style-name="P1"><text:span text:style-name="T4"><text:s text:c="8"/></text:span><text:span text:style-name="T3"><text:s text:c="8"/></text:span><text:span text:style-name="T3">retur</text:span><text:span text:style-name="T3">n </text:span><text:span text:style-name="T3">ss.a</text:span><text:span text:style-name="T3">ddrs</text:span><text:span text:style-name="T3">[0], </text:span><text:span text:style-name="T3">nil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// </text:span><text:span text:style-name="T3">这</text:span><text:span text:style-name="T3">种写</text:span><text:span text:style-name="T3">法是</text:span><text:span text:style-name="T3">为了</text:span><text:span text:style-name="T3">节省</text:span><text:span text:style-name="T3">空</text:span><text:span text:style-name="T3">间，</text:span><text:span text:style-name="T3">以免</text:span><text:span text:style-name="T3">重复</text:span><text:span text:style-name="T3">分配</text:span><text:span text:style-name="T3">内存</text:span><text:span text:style-name="T3">空间</text:span></text:p>
          <text:p text:style-name="P1"><text:span text:style-name="T3"><text:s text:c="8"/></text:span><text:span text:style-name="T3">bufp </text:span><text:span text:style-name="T3">:= </text:span><text:span text:style-name="T3">key</text:span><text:span text:style-name="T3">Buf</text:span><text:span text:style-name="T3">Pool</text:span><text:span text:style-name="T3">.Get(</text:span><text:span text:style-name="T3">).</text:span><text:span text:style-name="T3">(*[]b</text:span><text:span text:style-name="T3">yte)</text:span><text:span text:style-name="T3"><text:tab/></text:span></text:p>
          <text:p text:style-name="P1"><text:span text:style-name="T3"><text:s text:c="8"/></text:span><text:span text:style-name="T3">// </text:span><text:span text:style-name="T3">从</text:span><text:span text:style-name="T3">临时</text:span><text:span text:style-name="T3">对象</text:span><text:span text:style-name="T3">池中</text:span><text:span text:style-name="T3">获取</text:span><text:span text:style-name="T3">256</text:span><text:span text:style-name="T3">字节</text:span><text:span text:style-name="T3">空间</text:span></text:p>
          <text:p text:style-name="P1"><text:span text:style-name="T3"><text:s text:c="8"/></text:span><text:span text:style-name="T3">n := </text:span><text:span text:style-name="T3">cop</text:span><text:span text:style-name="T3">y(*b</text:span><text:span text:style-name="T3">ufp, </text:span><text:span text:style-name="T3">key)</text:span><text:span text:style-name="T3"><text:tab/></text:span><text:span text:style-name="T3">// </text:span><text:span text:style-name="T3">将</text:span><text:span text:style-name="T3">key</text:span><text:span text:style-name="T3">值复</text:span><text:span text:style-name="T3">制到</text:span><text:span text:style-name="T3">这个</text:span><text:span text:style-name="T3">空间</text:span><text:span text:style-name="T3">中</text:span></text:p>
          <text:p text:style-name="P1"><text:span text:style-name="T3"><text:s text:c="8"/></text:span><text:span text:style-name="T3">cs :</text:span><text:span text:style-name="T3">= </text:span><text:span text:style-name="T3">crc3</text:span><text:span text:style-name="T3">2.Ch</text:span><text:span text:style-name="T3">eck</text:span><text:span text:style-name="T3">sum</text:span><text:span text:style-name="T3">IEE</text:span><text:span text:style-name="T3">E((*</text:span><text:span text:style-name="T3">bufp</text:span><text:span text:style-name="T3">)[:n])</text:span></text:p>
          <text:p text:style-name="P1"><text:span text:style-name="T4"><text:s text:c="8"/></text:span><text:span text:style-name="T3">key</text:span><text:span text:style-name="T3">Buf</text:span><text:span text:style-name="T3">Pool</text:span><text:span text:style-name="T3">.Put(</text:span><text:span text:style-name="T3">bufp</text:span><text:span text:style-name="T3">)</text:span></text:p>
          <text:p text:style-name="P1"><text:span text:style-name="T4"><text:s text:c="8"/></text:span><text:span text:style-name="T3">key</text:span><text:span text:style-name="T3">Buf</text:span><text:span text:style-name="T3">Pool</text:span><text:span text:style-name="T3">.Put(</text:span><text:span text:style-name="T3">bufp</text:span><text:span text:style-name="T3">)// </text:span><text:span text:style-name="T3">将这</text:span><text:span text:style-name="T3">个内</text:span><text:span text:style-name="T3">存空</text:span><text:span text:style-name="T3">间放</text:span><text:span text:style-name="T3">回到</text:span><text:span text:style-name="T3">临时</text:span><text:span text:style-name="T3">对象</text:span><text:span text:style-name="T3">池中</text:span></text:p>
          <text:p text:style-name="P1"><text:span text:style-name="T3"><text:s text:c="8"/></text:span><text:span text:style-name="T3">// </text:span><text:span text:style-name="T3">获</text:span><text:span text:style-name="T3">取一</text:span><text:span text:style-name="T3">个服</text:span><text:span text:style-name="T3">务器</text:span><text:span text:style-name="T3">地址</text:span></text:p>
          <text:p text:style-name="P1"><text:span text:style-name="T4"><text:s text:c="8"/></text:span><text:span text:style-name="T3">retur</text:span><text:span text:style-name="T3">n </text:span><text:span text:style-name="T3">ss.a</text:span><text:span text:style-name="T3">ddrs</text:span><text:span text:style-name="T3">[cs</text:span><text:span text:style-name="T3">%ui</text:span><text:span text:style-name="T3">nt32</text:span><text:span text:style-name="T3">(len(</text:span><text:span text:style-name="T3">ss.a</text:span><text:span text:style-name="T3">ddrs</text:span><text:span text:style-name="T3">))], </text:span><text:span text:style-name="T3">nil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9.6cm" svg:y1="8.4cm" svg:x2="15.9cm" svg:y2="10.5cm">
          <text:p/>
        </draw:line>
        <draw:custom-shape draw:style-name="gr6" draw:text-style-name="P5" draw:layer="layout" svg:width="7.3cm" svg:height="4.3cm" svg:x="5.5cm" svg:y="14cm">
          <text:p text:style-name="P1"><text:span text:style-name="T3">func (c *Client) getConn(addr net.Addr) (*conn, error) {</text:span></text:p>
          <text:p text:style-name="P1"><text:span text:style-name="T3"><text:s text:c="8"/></text:span><text:span text:style-name="T3">cn, ok := c.getFreeConn(addr)</text:span></text:p>
          <text:p text:style-name="P1"><text:span text:style-name="T3"><text:s text:c="8"/></text:span><text:span text:style-name="T3">if ok {</text:span></text:p>
          <text:p text:style-name="P1"><text:span text:style-name="T4"><text:s text:c="8"/></text:span><text:span text:style-name="T3"><text:s text:c="8"/></text:span><text:span text:style-name="T3">cn.extendDeadline()</text:span></text:p>
          <text:p text:style-name="P1"><text:span text:style-name="T4"><text:s text:c="8"/></text:span><text:span text:style-name="T3"><text:s text:c="8"/></text:span><text:span text:style-name="T3">return cn, nil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nc, err := c.dial(addr)</text:span></text:p>
          <text:p text:style-name="P1"><text:span text:style-name="T3"><text:s text:c="8"/></text:span><text:span text:style-name="T3">if err != nil {</text:span></text:p>
          <text:p text:style-name="P1"><text:span text:style-name="T4"><text:s text:c="8"/></text:span><text:span text:style-name="T3"><text:s text:c="8"/></text:span><text:span text:style-name="T3">return nil, err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cn = &amp;conn{</text:span></text:p>
          <text:p text:style-name="P1"><text:span text:style-name="T4"><text:s text:c="8"/></text:span><text:span text:style-name="T3"><text:s text:c="8"/></text:span><text:span text:style-name="T3">nc: <text:s text:c="2"/>nc,</text:span></text:p>
          <text:p text:style-name="P1"><text:span text:style-name="T4"><text:s text:c="8"/></text:span><text:span text:style-name="T3"><text:s text:c="8"/></text:span><text:span text:style-name="T3">addr: addr,</text:span></text:p>
          <text:p text:style-name="P1"><text:span text:style-name="T4"><text:s text:c="8"/></text:span><text:span text:style-name="T3"><text:s text:c="8"/></text:span><text:span text:style-name="T3">rw: <text:s text:c="2"/>bufio.NewReadWriter(bufio.NewReader(nc), bufio.NewWriter(nc)),</text:span></text:p>
          <text:p text:style-name="P1"><text:span text:style-name="T4"><text:s text:c="8"/></text:span><text:span text:style-name="T3"><text:s text:c="8"/></text:span><text:span text:style-name="T3">c: <text:s text:c="3"/>c,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cn.extendDeadline()</text:span></text:p>
          <text:p text:style-name="P1"><text:span text:style-name="T3"><text:s text:c="8"/></text:span><text:span text:style-name="T3">return cn, nil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.1cm" svg:y1="9.2cm" svg:x2="8.4cm" svg:y2="14cm">
          <text:p/>
        </draw:line>
        <draw:custom-shape draw:style-name="gr7" draw:text-style-name="P5" draw:layer="layout" svg:width="5.9cm" svg:height="3.3cm" svg:x="-2.6cm" svg:y="16.7cm">
          <text:p text:style-name="P1"><text:span text:style-name="T3">func (c *Client) getFreeConn(addr net.Addr) (cn *conn, ok bool) {</text:span></text:p>
          <text:p text:style-name="P1"><text:span text:style-name="T3"><text:s text:c="8"/></text:span><text:span text:style-name="T3">c.lk.Lock()</text:span></text:p>
          <text:p text:style-name="P1"><text:span text:style-name="T3"><text:s text:c="8"/></text:span><text:span text:style-name="T3">defer c.lk.Unlock()</text:span></text:p>
          <text:p text:style-name="P1"><text:span text:style-name="T3"><text:s text:c="8"/></text:span><text:span text:style-name="T3">if c.freeconn == nil {</text:span></text:p>
          <text:p text:style-name="P1"><text:span text:style-name="T4"><text:s text:c="8"/></text:span><text:span text:style-name="T3"><text:s text:c="8"/></text:span><text:span text:style-name="T3">return nil, false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freelist, ok := c.freeconn[addr.String()]</text:span></text:p>
          <text:p text:style-name="P1"><text:span text:style-name="T3"><text:s text:c="8"/></text:span><text:span text:style-name="T3">if !ok || len(freelist) == 0 {</text:span></text:p>
          <text:p text:style-name="P1"><text:span text:style-name="T4"><text:s text:c="8"/></text:span><text:span text:style-name="T3"><text:s text:c="8"/></text:span><text:span text:style-name="T3">return nil, false</text:span></text:p>
          <text:p text:style-name="P1"><text:span text:style-name="T3"><text:s text:c="8"/></text:span><text:span text:style-name="T3">}</text:span></text:p>
          <text:p text:style-name="P1"><text:span text:style-name="T3"><text:s text:c="8"/></text:span><text:span text:style-name="T3">cn = freelist[len(freelist)-1]</text:span></text:p>
          <text:p text:style-name="P1"><text:span text:style-name="T3"><text:s text:c="8"/></text:span><text:span text:style-name="T3">c.freeconn[addr.String()] = freelist[:len(freelist)-1]</text:span></text:p>
          <text:p text:style-name="P1"><text:span text:style-name="T3"><text:s text:c="8"/></text:span><text:span text:style-name="T3">return cn, true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cm" svg:height="0.8cm" svg:x="15.3cm" svg:y="16.3cm">
          <text:p text:style-name="P7"><text:span text:style-name="T5">func </text:span><text:span text:style-name="T6">(cn *conn) extendDeadline() {</text:span><text:span text:style-name="T6"><text:line-break/></text:span><text:span text:style-name="T6"> <text:s text:c="3"/>cn.nc.SetDeadline(time.Now().Add(cn.c.netTimeout()))</text:span><text:span text:style-name="T7"><text:line-break/></text:span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2cm" svg:height="1.7cm" draw:transform="skewX (0.0253072741539178) translate (-1.456cm 12.4cm)">
          <text:p text:style-name="P7"><text:span text:style-name="T9">func </text:span><text:span text:style-name="T10">(cn *conn) condRelease(err *error) {</text:span><text:span text:style-name="T10"><text:line-break/></text:span><text:span text:style-name="T10"><text:tab/></text:span><text:span text:style-name="T9">if </text:span><text:span text:style-name="T10">*err == nil || resumableError(*err) {</text:span><text:span text:style-name="T10"><text:line-break/></text:span><text:span text:style-name="T10"><text:tab/></text:span><text:span text:style-name="T10"><text:tab/></text:span><text:span text:style-name="T10">cn.release()</text:span><text:span text:style-name="T10"><text:line-break/></text:span><text:span text:style-name="T10"><text:tab/></text:span><text:span text:style-name="T10">} </text:span><text:span text:style-name="T9">else </text:span><text:span text:style-name="T8">{</text:span><text:span text:style-name="T8"><text:line-break/></text:span><text:span text:style-name="T8"><text:tab/></text:span><text:span text:style-name="T8"><text:tab/></text:span><text:span text:style-name="T8">cn.nc.Close()</text:span><text:span text:style-name="T8"><text:line-break/></text:span><text:span text:style-name="T8"><text:tab/></text:span><text:span text:style-name="T8">}</text:span><text:span text:style-name="T8"><text:line-break/></text:span><text:span text:style-name="T8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9cm" svg:y1="10.1cm" svg:x2="2cm" svg:y2="12.4cm">
          <text:p/>
        </draw:line>
        <draw:line draw:style-name="gr3" draw:text-style-name="P6" draw:layer="layout" svg:x1="8.4cm" svg:y1="15cm" svg:x2="15.3cm" svg:y2="16.7cm">
          <text:p/>
        </draw:line>
        <draw:line draw:style-name="gr3" draw:text-style-name="P6" draw:layer="layout" svg:x1="7.9cm" svg:y1="17.7cm" svg:x2="15.3cm" svg:y2="16.8cm">
          <text:p/>
        </draw:line>
        <draw:line draw:style-name="gr3" draw:text-style-name="P6" draw:layer="layout" svg:x1="6.1cm" svg:y1="14.5cm" svg:x2="0.9cm" svg:y2="16.7cm">
          <text:p/>
        </draw:line>
        <draw:custom-shape draw:style-name="gr10" draw:text-style-name="P9" draw:layer="layout" svg:width="7.6cm" svg:height="1cm" svg:x="15.2cm" svg:y="5.1cm">
          <text:p text:style-name="P7"><text:span text:style-name="T9">func </text:span><text:span text:style-name="T8">(c *Client) set(rw *bufio.ReadWriter, item *Item) error {</text:span><text:span text:style-name="T8"><text:line-break/></text:span><text:span text:style-name="T8"> <text:s text:c="6"/></text:span><text:span text:style-name="T9">return </text:span><text:span text:style-name="T10">c.populateOne(rw, </text:span><text:span text:style-name="T11">"set"</text:span><text:span text:style-name="T8">, item)</text:span><text:span text:style-name="T8"><text:line-break/></text:span><text:span text:style-name="T8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2cm" svg:y1="5.7cm" svg:x2="12.2cm" svg:y2="6.2cm">
          <text:p/>
        </draw:line>
        <draw:custom-shape draw:style-name="gr11" draw:text-style-name="P9" draw:layer="layout" svg:width="13cm" svg:height="10cm" svg:x="25.2cm" svg:y="0.9cm">
          <text:p text:style-name="P7"><text:span text:style-name="T9">func </text:span><text:span text:style-name="T8">(c *Client) populateOne(rw *bufio.ReadWriter, verb string, item *Item) error {</text:span><text:span text:style-name="T8"><text:line-break/></text:span><text:span text:style-name="T10"> <text:s text:c="6"/></text:span><text:span text:style-name="T9">if </text:span><text:span text:style-name="T8">!legalKey(item.Key) {</text:span><text:span text:style-name="T8"><text:line-break/></text:span><text:span text:style-name="T8"> <text:s text:c="6"/></text:span><text:span text:style-name="T10"><text:s text:c="7"/></text:span><text:span text:style-name="T9">return </text:span><text:span text:style-name="T8">ErrMalformedKey</text:span><text:span text:style-name="T8"><text:line-break/></text:span><text:span text:style-name="T8"> <text:s text:c="6"/>}</text:span><text:span text:style-name="T8"><text:line-break/></text:span><text:span text:style-name="T10"> <text:s text:c="6"/></text:span><text:span text:style-name="T9">var </text:span><text:span text:style-name="T8">err error</text:span><text:span text:style-name="T8"><text:line-break/></text:span><text:span text:style-name="T10"> <text:s text:c="6"/></text:span><text:span text:style-name="T9">if </text:span><text:span text:style-name="T10">verb == </text:span><text:span text:style-name="T11">"cas" </text:span><text:span text:style-name="T8">{</text:span><text:span text:style-name="T8"><text:line-break/></text:span><text:span text:style-name="T8"> <text:s text:c="6"/></text:span><text:span text:style-name="T10"><text:s text:c="7"/>_, err = fmt.Fprintf(rw, </text:span><text:span text:style-name="T11">"%s %s %d %d %d %d\r\n"</text:span><text:span text:style-name="T8">,</text:span><text:span text:style-name="T8"><text:line-break/></text:span><text:span text:style-name="T8"> <text:s text:c="6"/></text:span><text:span text:style-name="T8"><text:tab/></text:span><text:span text:style-name="T8">verb, item.Key, item.Flags, item.Expiration, len(item.Value), item.casid)</text:span><text:span text:style-name="T8"><text:line-break/></text:span><text:span text:style-name="T12"> <text:s text:c="6"/>} </text:span><text:span text:style-name="T5">else </text:span><text:span text:style-name="T12">{</text:span><text:span text:style-name="T12"><text:line-break/></text:span><text:span text:style-name="T12"><text:tab/></text:span><text:span text:style-name="T13">// </text:span><text:span text:style-name="T14">拼接</text:span><text:span text:style-name="T13">memcache</text:span><text:span text:style-name="T14">命令</text:span><text:span text:style-name="T14"><text:line-break/></text:span><text:span text:style-name="T14"><text:tab/></text:span><text:span text:style-name="T14"><text:tab/></text:span><text:span text:style-name="T12">_, err = fmt.Fprintf(rw, </text:span><text:span text:style-name="T15">"%s %s %d %d %d\r\n"</text:span><text:span text:style-name="T12">,</text:span><text:span text:style-name="T12"><text:line-break/></text:span><text:span text:style-name="T12"><text:tab/></text:span><text:span text:style-name="T12"><text:tab/></text:span><text:span text:style-name="T12"><text:tab/></text:span><text:span text:style-name="T12">verb, item.Key, item.Flags, item.Expiration, len(item.Value))</text:span><text:span text:style-name="T12"><text:line-break/></text:span><text:span text:style-name="T12"><text:tab/></text:span><text:span text:style-name="T12"><text:tab/></text:span><text:span text:style-name="T13">//fmt.Printf("%s %s %d %d %d\r\n",</text:span><text:span text:style-name="T13"><text:line-break/></text:span><text:span text:style-name="T13"><text:tab/></text:span><text:span text:style-name="T13"><text:tab/></text:span><text:span text:style-name="T13">//</text:span><text:span text:style-name="T13"><text:tab/></text:span><text:span text:style-name="T13">verb, item.Key, item.Flags, item.Expiration, len(item.Value))</text:span><text:span text:style-name="T13"><text:line-break/></text:span><text:span text:style-name="T13"><text:tab/></text:span><text:span text:style-name="T10">}</text:span><text:span text:style-name="T10"><text:line-break/></text:span><text:span text:style-name="T10"><text:tab/></text:span><text:span text:style-name="T9">if </text:span><text:span text:style-name="T10">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if </text:span><text:span text:style-name="T10">_, err = rw.Write(item.Value); 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if </text:span><text:span text:style-name="T10">_, err := rw.Write(crlf); 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if </text:span><text:span text:style-name="T10">err := rw.Flush(); 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10">line, err := rw.ReadSlice(</text:span><text:span text:style-name="T11">'\n'</text:span><text:span text:style-name="T10">)</text:span><text:span text:style-name="T10"><text:line-break/></text:span><text:span text:style-name="T10"><text:tab/></text:span><text:span text:style-name="T9">if </text:span><text:span text:style-name="T10">err != nil {</text:span><text:span text:style-name="T10"><text:line-break/></text:span><text:span text:style-name="T10"><text:tab/></text:span><text:span text:style-name="T10"><text:tab/></text:span><text:span text:style-name="T9">return </text:span><text:span text:style-name="T10">err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switch </text:span><text:span text:style-name="T10">{</text:span><text:span text:style-name="T10"><text:line-break/></text:span><text:span text:style-name="T10"><text:tab/></text:span><text:span text:style-name="T9">case </text:span><text:span text:style-name="T10">bytes.Equal(line, resultStored):</text:span><text:span text:style-name="T10"><text:line-break/></text:span><text:span text:style-name="T10"><text:tab/></text:span><text:span text:style-name="T10"><text:tab/></text:span><text:span text:style-name="T9">return </text:span><text:span text:style-name="T10">nil</text:span><text:span text:style-name="T10"><text:line-break/></text:span><text:span text:style-name="T10"><text:tab/></text:span><text:span text:style-name="T9">case </text:span><text:span text:style-name="T10">bytes.Equal(line, resultNotStored):</text:span><text:span text:style-name="T10"><text:line-break/></text:span><text:span text:style-name="T10"><text:tab/></text:span><text:span text:style-name="T10"><text:tab/></text:span><text:span text:style-name="T9">return </text:span><text:span text:style-name="T10">ErrNotStored</text:span><text:span text:style-name="T10"><text:line-break/></text:span><text:span text:style-name="T10"><text:tab/></text:span><text:span text:style-name="T9">case </text:span><text:span text:style-name="T10">bytes.Equal(line, resultExists):</text:span><text:span text:style-name="T10"><text:line-break/></text:span><text:span text:style-name="T10"><text:tab/></text:span><text:span text:style-name="T10"><text:tab/></text:span><text:span text:style-name="T9">return </text:span><text:span text:style-name="T10">ErrCASConflict</text:span><text:span text:style-name="T10"><text:line-break/></text:span><text:span text:style-name="T10"><text:tab/></text:span><text:span text:style-name="T9">case </text:span><text:span text:style-name="T10">bytes.Equal(line, resultNotFound):</text:span><text:span text:style-name="T10"><text:line-break/></text:span><text:span text:style-name="T10"><text:tab/></text:span><text:span text:style-name="T10"><text:tab/></text:span><text:span text:style-name="T9">return </text:span><text:span text:style-name="T10">ErrCacheMiss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9">return </text:span><text:span text:style-name="T10">fmt.Errorf(</text:span><text:span text:style-name="T11">"memcache: unexpected response line from %q: %q"</text:span><text:span text:style-name="T8">, verb, string(line))</text:span><text:span text:style-name="T8"><text:line-break/></text:span><text:span text:style-name="T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25.2cm" svg:y1="4.5cm" svg:x2="21cm" svg:y2="5.8cm">
          <text:p/>
        </draw:line>
        <draw:custom-shape draw:style-name="gr12" draw:text-style-name="P10" draw:layer="layout" svg:width="3.107cm" svg:height="0.9cm" draw:transform="skewX (0.0743510261349584) translate (18.293cm 8.7cm)">
          <text:p text:style-name="P3"><text:span text:style-name="T3">从地址中获取一个</text:span><text:span text:style-name="T3">ip</text:span><text:span text:style-name="T3">地址</text:span></text:p>
          <draw:enhanced-geometry svg:viewBox="0 0 21600 21600" draw:text-areas="800 800 20800 20800" draw:type="round-rectangular-callout" draw:modifiers="2050.19305019305 38165.5937846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3.8cm" svg:height="1cm" svg:x="-0.1cm" svg:y="10.3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4.3cm" svg:height="0.9cm" svg:x="-0.7cm" svg:y="14.7cm">
          <text:p text:style-name="P1"><text:span text:style-name="T3">从空闲连接池中获取一个连接，如果空闲连</text:span></text:p>
          <text:p text:style-name="P1"><text:span text:style-name="T3">接池为空，则返回</text:span><text:span text:style-name="T3">nil, false</text:span></text:p>
          <draw:enhanced-geometry svg:viewBox="0 0 21600 21600" draw:text-areas="800 800 20800 20800" draw:type="round-rectangular-callout" draw:modifiers="1742.66449662869 47587.1254162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3.1cm" svg:height="1.1cm" svg:x="14cm" svg:y="7.6cm">
          <text:p text:style-name="P1"><text:span text:style-name="T3">选择一个之前</text:span><text:span text:style-name="T3">New</text:span><text:span text:style-name="T3">所设置的</text:span></text:p>
          <text:p text:style-name="P1"><text:span text:style-name="T3">服务器地址。</text:span></text:p>
          <draw:enhanced-geometry svg:viewBox="0 0 21600 21600" draw:text-areas="800 800 20800 20800" draw:type="round-rectangular-callout" draw:modifiers="3837.98774588842 44985.28610354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2.6cm" svg:height="0.9cm" svg:x="9cm" svg:y="11.7cm">
          <text:p text:style-name="P1"><text:span text:style-name="T3">连接选择的那个服务器</text:span></text:p>
          <draw:enhanced-geometry svg:viewBox="0 0 21600 21600" draw:text-areas="800 800 20800 20800" draw:type="round-rectangular-callout" draw:modifiers="-5057.43944636678 33490.7880133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2.9cm" svg:height="0.6cm" svg:x="5cm" svg:y="12.2cm">
          <text:p text:style-name="P3"><text:span text:style-name="T3">发送数据给</text:span><text:span text:style-name="T3">memcached</text:span><text:span text:style-name="T3">服务器</text:span></text:p>
          <draw:enhanced-geometry svg:viewBox="0 0 21600 21600" draw:text-areas="800 800 20800 20800" draw:type="round-rectangular-callout" draw:modifiers="11458.9451913133 -63542.0965058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1" draw:layer="layout" svg:width="1.6cm" svg:height="0.5cm" svg:x="13.5cm" svg:y="15.2cm">
          <text:p text:style-name="P1"><text:span text:style-name="T3">设置了过期时间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1" draw:layer="layout" svg:width="4.7cm" svg:height="0.9cm" svg:x="10.1cm" svg:y="1.3cm">
          <text:p text:style-name="P1"><text:span text:style-name="T3">虽然设置了多个服务器地址，但是</text:span><text:span text:style-name="T3">set</text:span><text:span text:style-name="T3">执行</text:span><text:span text:style-name="T3">时，</text:span></text:p>
          <text:p text:style-name="P1"><text:span text:style-name="T3">却是根据</text:span><text:span text:style-name="T3">key</text:span><text:span text:style-name="T3">随机选择一个服务器地址，</text:span><text:span text:style-name="T3">只有</text:span></text:p>
          <text:p text:style-name="P1"><text:span text:style-name="T3">在选择的那个服务器上才进行了缓存</text:span></text:p>
          <draw:enhanced-geometry svg:viewBox="0 0 21600 21600" draw:text-areas="800 800 20800 20800" draw:type="round-rectangular-callout" draw:modifiers="3524.18634333121 44998.0022197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  <style:paragraph-properties fo:margin-left="0cm" fo:margin-right="0cm" fo:text-indent="0cm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20:25:11.795653524</meta:creation-date>
    <dc:date>2018-12-18T08:51:35.638753489</dc:date>
    <meta:editing-duration>PT1H39M53S</meta:editing-duration>
    <meta:editing-cycles>18</meta:editing-cycles>
    <meta:generator>LibreOffice/6.1.2.1$Linux_X86_64 LibreOffice_project/10$Build-1</meta:generator>
    <meta:document-statistic meta:object-count="28"/>
  </office:meta>
</office:document-meta>
</file>